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3.913cm" style:use-optimal-column-width="false"/>
    </style:style>
    <style:style style:name="ro1" style:family="table-row">
      <style:table-row-properties style:row-height="20.889cm" style:use-optimal-row-height="false"/>
    </style:style>
    <style:style style:name="ce1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T1" style:family="text">
      <style:text-properties fo:font-size="200pt" fo:font-weight="bold" style:font-name-asian="Liberation Sans1" style:font-size-asian="200pt" style:font-weight-asian="bold" style:font-size-complex="200pt" style:font-weight-complex="bold"/>
    </style:style>
    <style:style style:name="T2" style:family="text">
      <style:text-properties fo:font-size="2pt" fo:font-weight="bold" style:font-name-asian="Liberation Sans1" style:font-size-asian="2pt" style:font-weight-asian="bold" style:font-size-complex="2pt" style:font-weight-complex="bold"/>
    </style:style>
    <style:style style:name="T3" style:family="text">
      <style:text-properties fo:font-size="200pt" fo:font-weight="normal" style:font-name-asian="Liberation Sans1" style:font-size-asian="200pt" style:font-weight-asian="normal" style:font-size-complex="200pt" style:font-weight-complex="normal"/>
    </style:style>
    <style:style style:name="T4" style:family="text">
      <style:text-properties fo:font-size="2pt" fo:font-weight="normal" style:font-name-asian="Liberation Sans1" style:font-size-asian="2pt" style:font-weight-asian="normal" style:font-size-complex="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3.912cm" svg:height="104.444cm" svg:x="0cm" svg:y="0cm">
          <table:table table:template-name="black-gray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بہار آنے کو ہے یوں تو جہاں میں ہے ہزار آئی</text:span><text:span text:style-name="T1"><text:line-break/></text:span><text:span text:style-name="T1">مگر ایسی بہارِ بے خزاں ہے پہلی بار آئی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2">
                <text:p text:style-name="P2"><text:span text:style-name="T3">بہار آئی، بہار آئی، بہار آئی، بہار آئی</text:span><text:span text:style-name="T3"><text:line-break/></text:span><text:span text:style-name="T3">بہار اس ماہ میں زہرا کے گھر ہے چار بار آئی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2">
                <text:p text:style-name="P2"><text:span text:style-name="T3">محمد کے گھرانے میں محمد ہی محمد ہیں</text:span><text:span text:style-name="T3"><text:line-break/></text:span><text:span text:style-name="T3">ہے اک صورت جو ہے صورت بدل کر بار بار آئی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2">
                <text:p text:style-name="P2"><text:span text:style-name="T3">ذرا اُن سے یہ کہہ دیجے کہ رہیئے ہوشیار آئی</text:span><text:span text:style-name="T3"><text:line-break/></text:span><text:span text:style-name="T3">وہ آئی دیکھیئے سر پر وہ آئی ذوالفقار آئی</text:span><text:span text:style-name="T4"><text:line-break/></text:span><text:span text:style-name="T4"/></text:p>
              </table:table-cell>
            </table:table-row>
            <table:table-row table:style-name="ro1">
              <table:table-cell table:style-name="ce2">
                <text:p text:style-name="P2"><text:span text:style-name="T3">علی کا نام لے کر میں نے کھولی آنکھ مرقد میں</text:span><text:span text:style-name="T3"><text:line-break/></text:span><text:span text:style-name="T3">مدد مولا کی میری قبر میں قبل از فشار آئی</text:span><text:span text:style-name="T4"><text:line-break/></text:span><text:span text:style-name="T4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83.922cm" fo:page-height="10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7T20:41:36.073274200</dc:date>
    <meta:editing-duration>PT1H31M1S</meta:editing-duration>
    <meta:editing-cycles>34</meta:editing-cycles>
    <meta:generator>LibreOffice/25.8.4.2$Windows_X86_64 LibreOffice_project/290daaa01b999472f0c7a3890eb6a550fd74c6df</meta:generator>
    <meta:document-statistic meta:object-count="1"/>
  </office:meta>
</office:document-meta>
</file>